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canvas = document.getElementById('gameCanvas');</text:p>
      <text:p text:style-name="Standard">const ctx = canvas.getContext('2d');</text:p>
      <text:p text:style-name="Standard"/>
      <text:p text:style-name="Standard">canvas.width = window.innerWidth;</text:p>
      <text:p text:style-name="Standard">canvas.height = window.innerHeight;</text:p>
      <text:p text:style-name="Standard"/>
      <text:p text:style-name="Standard">let score = 0;</text:p>
      <text:p text:style-name="Standard">let misses = 0;</text:p>
      <text:p text:style-name="Standard">const maxMisses = 10;</text:p>
      <text:p text:style-name="Standard">const ducks = [];</text:p>
      <text:p text:style-name="Standard">const duckCount = 5;</text:p>
      <text:p text:style-name="Standard">const crosshair = { x: canvas.width / 2, y: canvas.height / 2 };</text:p>
      <text:p text:style-name="Standard"/>
      <text:p text:style-name="Standard">class Duck {</text:p>
      <text:p text:style-name="Standard"><text:s text:c="4"/>constructor() {</text:p>
      <text:p text:style-name="Standard"><text:s text:c="8"/>this.reset();</text:p>
      <text:p text:style-name="Standard"><text:s text:c="4"/>}</text:p>
      <text:p text:style-name="Standard"/>
      <text:p text:style-name="Standard"><text:s text:c="4"/>reset() {</text:p>
      <text:p text:style-name="Standard"><text:s text:c="8"/>this.x = Math.random() * canvas.width;</text:p>
      <text:p text:style-name="Standard"><text:s text:c="8"/>this.y = canvas.height;</text:p>
      <text:p text:style-name="Standard"><text:s text:c="8"/>this.speed = 2 + Math.random() * 2;</text:p>
      <text:p text:style-name="Standard"><text:s text:c="8"/>this.direction = Math.random() &gt; 0.5 ? 1 : -1;</text:p>
      <text:p text:style-name="Standard"><text:s text:c="4"/>}</text:p>
      <text:p text:style-name="Standard"/>
      <text:p text:style-name="Standard"><text:s text:c="4"/>update() {</text:p>
      <text:p text:style-name="Standard"><text:s text:c="8"/>this.y -= this.speed;</text:p>
      <text:p text:style-name="Standard"><text:s text:c="8"/>this.x += this.direction * this.speed;</text:p>
      <text:p text:style-name="Standard"/>
      <text:p text:style-name="Standard"><text:s text:c="8"/>if (this.y &lt; 0 || this.x &lt; 0 || this.x &gt; canvas.width) {</text:p>
      <text:p text:style-name="Standard"><text:s text:c="12"/>this.reset();</text:p>
      <text:p text:style-name="Standard"><text:s text:c="12"/>misses++;</text:p>
      <text:p text:style-name="Standard"><text:s text:c="12"/>if (misses &gt;= maxMisses) {</text:p>
      <text:p text:style-name="Standard"><text:s text:c="16"/>gameOver(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draw() {</text:p>
      <text:p text:style-name="Standard"><text:s text:c="8"/>ctx.fillStyle = 'brown';</text:p>
      <text:p text:style-name="Standard"><text:s text:c="8"/>ctx.beginPath();</text:p>
      <text:p text:style-name="Standard"><text:s text:c="8"/>ctx.arc(this.x, this.y, 20, 0, Math.PI * 2);</text:p>
      <text:p text:style-name="Standard"><text:s text:c="8"/>ctx.fill();</text:p>
      <text:p text:style-name="Standard"><text:s text:c="4"/>}</text:p>
      <text:p text:style-name="Standard">}</text:p>
      <text:p text:style-name="Standard"/>
      <text:p text:style-name="Standard">function spawnDucks() {</text:p>
      <text:p text:style-name="Standard"><text:s text:c="4"/>for (let i = 0; i &lt; duckCount; i++) {</text:p>
      <text:p text:style-name="Standard"><text:s text:c="8"/>ducks.push(new Duck());</text:p>
      <text:p text:style-name="Standard"><text:s text:c="4"/>}</text:p>
      <text:p text:style-name="Standard">}</text:p>
      <text:p text:style-name="Standard"/>
      <text:p text:style-name="Standard"><text:soft-page-break/>function update() {</text:p>
      <text:p text:style-name="Standard"><text:s text:c="4"/>ctx.clearRect(0, 0, canvas.width, canvas.height);</text:p>
      <text:p text:style-name="Standard"/>
      <text:p text:style-name="Standard"><text:s text:c="4"/>for (const duck of ducks) {</text:p>
      <text:p text:style-name="Standard"><text:s text:c="8"/>duck.update();</text:p>
      <text:p text:style-name="Standard"><text:s text:c="8"/>duck.draw();</text:p>
      <text:p text:style-name="Standard"><text:s text:c="4"/>}</text:p>
      <text:p text:style-name="Standard"/>
      <text:p text:style-name="Standard"><text:s text:c="4"/>ctx.strokeStyle = 'red';</text:p>
      <text:p text:style-name="Standard"><text:s text:c="4"/>ctx.lineWidth = 2;</text:p>
      <text:p text:style-name="Standard"><text:s text:c="4"/>ctx.beginPath();</text:p>
      <text:p text:style-name="Standard"><text:s text:c="4"/>ctx.moveTo(crosshair.x - 10, crosshair.y);</text:p>
      <text:p text:style-name="Standard"><text:s text:c="4"/>ctx.lineTo(crosshair.x + 10, crosshair.y);</text:p>
      <text:p text:style-name="Standard"><text:s text:c="4"/>ctx.moveTo(crosshair.x, crosshair.y - 10);</text:p>
      <text:p text:style-name="Standard"><text:s text:c="4"/>ctx.lineTo(crosshair.x, crosshair.y + 10);</text:p>
      <text:p text:style-name="Standard"><text:s text:c="4"/>ctx.stroke();</text:p>
      <text:p text:style-name="Standard"/>
      <text:p text:style-name="Standard"><text:s text:c="4"/>ctx.fillStyle = 'black';</text:p>
      <text:p text:style-name="Standard"><text:s text:c="4"/>ctx.font = '20px Arial';</text:p>
      <text:p text:style-name="Standard"><text:s text:c="4"/>ctx.fillText(`Pontos: ${score}`, 10, 30);</text:p>
      <text:p text:style-name="Standard"><text:s text:c="4"/>ctx.fillText(`Erros: ${misses}`, 10, 60);</text:p>
      <text:p text:style-name="Standard"/>
      <text:p text:style-name="Standard"><text:s text:c="4"/>requestAnimationFrame(update);</text:p>
      <text:p text:style-name="Standard">}</text:p>
      <text:p text:style-name="Standard"/>
      <text:p text:style-name="Standard">function gameOver() {</text:p>
      <text:p text:style-name="Standard"><text:s text:c="4"/>alert('Game Over! Pontuação final: ' + score);</text:p>
      <text:p text:style-name="Standard"><text:s text:c="4"/>document.location.reload();</text:p>
      <text:p text:style-name="Standard">}</text:p>
      <text:p text:style-name="Standard"/>
      <text:p text:style-name="Standard">canvas.addEventListener('mousemove', (e) =&gt; {</text:p>
      <text:p text:style-name="Standard"><text:s text:c="4"/>crosshair.x = e.clientX;</text:p>
      <text:p text:style-name="Standard"><text:s text:c="4"/>crosshair.y = e.clientY;</text:p>
      <text:p text:style-name="Standard">});</text:p>
      <text:p text:style-name="Standard"/>
      <text:p text:style-name="Standard">canvas.addEventListener('click', (e) =&gt; {</text:p>
      <text:p text:style-name="Standard"><text:s text:c="4"/>for (const duck of ducks) {</text:p>
      <text:p text:style-name="Standard"><text:s text:c="8"/>const dist = Math.hypot(e.clientX - duck.x, e.clientY - duck.y);</text:p>
      <text:p text:style-name="Standard"><text:s text:c="8"/>if (dist &lt; 20) {</text:p>
      <text:p text:style-name="Standard"><text:s text:c="12"/>score++;</text:p>
      <text:p text:style-name="Standard"><text:s text:c="12"/>duck.reset();</text:p>
      <text:p text:style-name="Standard"><text:s text:c="12"/>break;</text:p>
      <text:p text:style-name="Standard"><text:s text:c="8"/>}</text:p>
      <text:p text:style-name="Standard"><text:s text:c="4"/>}</text:p>
      <text:p text:style-name="Standard">});</text:p>
      <text:p text:style-name="Standard"/>
      <text:p text:style-name="Standard">spawnDucks();</text:p>
      <text:p text:style-name="Standard">update(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0T17:14:46.666000000</meta:creation-date>
    <dc:date>2024-07-10T17:16:17.670000000</dc:date>
    <meta:editing-duration>PT1M31S</meta:editing-duration>
    <meta:editing-cycles>1</meta:editing-cycles>
    <meta:document-statistic meta:table-count="0" meta:image-count="0" meta:object-count="0" meta:page-count="2" meta:paragraph-count="83" meta:word-count="260" meta:character-count="2173" meta:non-whitespace-character-count="1616"/>
    <meta:generator>LibreOffice/7.3.0.3$Windows_X86_64 LibreOffice_project/0f246aa12d0eee4a0f7adcefbf7c878fc2238db3</meta:generator>
  </office:meta>
</office:document-meta>
</file>